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2.581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3.77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00ae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008080"/>
    </style:style>
    <style:style style:name="ce7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ff00"/>
    </style:style>
    <style:style style:name="ce9" style:family="table-cell" style:parent-style-name="Default">
      <style:table-cell-properties fo:background-color="#e6ff00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1" office:value-type="string">
            <text:p>Image</text:p>
          </table:table-cell>
          <table:table-cell table:style-name="ce3" office:value-type="string">
            <text:p>NameSchild</text:p>
          </table:table-cell>
          <table:table-cell table:style-name="ce1" office:value-type="string">
            <text:p>korrekt positiv</text:p>
          </table:table-cell>
          <table:table-cell table:style-name="ce1" office:value-type="string">
            <text:p>falsch negativ</text:p>
          </table:table-cell>
          <table:table-cell table:style-name="ce1" office:value-type="string">
            <text:p>Sensitivität (%)</text:p>
          </table:table-cell>
          <table:table-cell table:style-name="ce1" office:value-type="string">
            <text:p># falsch positiv / DS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office:value-type="string">
            <text:p>Stop, 30, 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2">
            <text:p>2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Sto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Gefahr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50">
            <text:p>5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60,12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50">
            <text:p>50</text:p>
          </table:table-cell>
          <table:table-cell table:style-name="ce8" office:value-type="float" office:value="1">
            <text:p>1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Gefahr, Vorfahrt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50">
            <text:p>50</text:p>
          </table:table-cell>
          <table:table-cell table:style-name="ce8" office:value-type="float" office:value="1">
            <text:p>1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Gefahr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50">
            <text:p>50</text:p>
          </table:table-cell>
          <table:table-cell table:style-name="ce8" office:value-type="float" office:value="0">
            <text:p>0</text:p>
          </table:table-cell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4" office:value-type="string">
            <text:p>Sto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50">
            <text:p>5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Gefahr, Vorfahr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33.3">
            <text:p>33,3</text:p>
          </table:table-cell>
          <table:table-cell table:style-name="ce8" office:value-type="float" office:value="1">
            <text:p>1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1">
            <text:p>1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4" office:value-type="string">
            <text:p>Sto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1">
            <text:p>1</text:p>
          </table:table-cell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4" office:value-type="string">
            <text:p>Stop, 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1">
            <text:p>1</text:p>
          </table:table-cell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4" office:value-type="string">
            <text:p>Stop, 30, 60, 120, Gefah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4">
            <text:p>4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1">
            <text:p>1</text:p>
          </table:table-cell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4" office:value-type="string">
            <text:p>Sto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1">
            <text:p>1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1">
            <text:p>1</text:p>
          </table:table-cell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4" office:value-type="string">
            <text:p>Stop, Vorfahrt, Gefah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2">
            <text:p>2</text:p>
          </table:table-cell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12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50">
            <text:p>5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Gefahr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1">
            <text:p>1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4" office:value-type="string">
            <text:p>Stop, 60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50">
            <text:p>50</text:p>
          </table:table-cell>
          <table:table-cell table:style-name="ce8" office:value-type="float" office:value="1">
            <text:p>1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4" office:value-type="string">
            <text:p>Stop, 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1">
            <text:p>1</text:p>
          </table:table-cell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office:value-type="string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7" table:formula="of:=SUM([.E2:.E31])/30" office:value-type="float" office:value="52.7766666666667">
            <text:p>52,7766666667</text:p>
          </table:table-cell>
          <table:table-cell table:style-name="ce9" table:formula="of:=SUM([.F2:.F31])/30" office:value-type="float" office:value="0.7">
            <text:p>0,7</text:p>
          </table:table-cell>
        </table:table-row>
        <table:table-row table:style-name="ro2" table:number-rows-repeated="104854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3.07.2012</text:date>, <text:time>01:41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3T00:09:43.88</meta:creation-date>
    <dc:date>2012-07-03T01:41:27.19</dc:date>
    <meta:editing-duration>PT1H13M18S</meta:editing-duration>
    <meta:editing-cycles>3</meta:editing-cycles>
    <meta:generator>OpenOffice.org/3.3$Win32 OpenOffice.org_project/330m20$Build-9567</meta:generator>
    <meta:document-statistic meta:table-count="3" meta:cell-count="182" meta:object-count="0"/>
  </office:meta>
</office:document-meta>
</file>